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Perpetua" svg:font-family="Perpetua" style:font-family-generic="roman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Roboto2" svg:font-family="Roboto, Arial, sans-serif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Title_20_and_20_body_7e_LT_7e_Gliederung_20_1">
      <style:paragraph-properties fo:margin-left="0cm" fo:margin-right="0cm" fo:margin-top="0cm" fo:margin-bottom="0.353cm" style:contextual-spacing="false" style:line-height-at-least="0cm" fo:text-indent="0cm" style:auto-text-indent="false">
        <style:tab-stops>
          <style:tab-stop style:position="0cm"/>
        </style:tab-stops>
      </style:paragraph-properties>
      <style:text-properties fo:color="#c9211e" loext:opacity="100%" fo:font-size="10pt" style:font-size-asian="10pt" style:font-size-complex="10pt"/>
    </style:style>
    <style:style style:name="P3" style:family="paragraph" style:parent-style-name="Title_20_and_20_body_7e_LT_7e_Gliederung_20_1">
      <style:paragraph-properties fo:margin-left="0cm" fo:margin-right="0cm" fo:margin-top="0cm" fo:margin-bottom="0cm" style:contextual-spacing="false" fo:line-height="110%" fo:text-indent="0cm" style:auto-text-indent="false">
        <style:tab-stops>
          <style:tab-stop style:position="0cm"/>
        </style:tab-stops>
      </style:paragraph-properties>
      <style:text-properties fo:color="#c9211e" loext:opacity="100%" fo:font-size="10pt" fo:font-weight="normal" style:font-size-asian="10pt" style:font-weight-asian="normal" style:font-size-complex="10pt" style:font-weight-complex="normal"/>
    </style:style>
    <style:style style:name="P4" style:family="paragraph" style:parent-style-name="Title_20_and_20_body_7e_LT_7e_Gliederung_20_1">
      <style:paragraph-properties fo:margin-left="0cm" fo:margin-right="0cm" fo:margin-top="0cm" fo:margin-bottom="0cm" style:contextual-spacing="false" fo:line-height="115%" fo:text-indent="0cm" style:auto-text-indent="false"/>
      <style:text-properties fo:color="#c9211e" loext:opacity="100%" fo:font-size="10pt" fo:font-weight="normal" style:font-size-asian="10pt" style:font-weight-asian="normal" style:font-size-complex="10pt" style:font-weight-complex="normal"/>
    </style:style>
    <style:style style:name="P5" style:family="paragraph" style:parent-style-name="Title_20_and_20_body_7e_LT_7e_Gliederung_20_1">
      <style:paragraph-properties fo:margin-left="0cm" fo:margin-right="0cm" fo:margin-top="0cm" fo:margin-bottom="0.353cm" style:contextual-spacing="false" fo:line-height="115%" fo:text-indent="0cm" style:auto-text-indent="false"/>
      <style:text-properties fo:color="#c9211e" loext:opacity="100%" fo:font-size="10pt" fo:font-weight="normal" style:font-size-asian="10pt" style:font-weight-asian="normal" style:font-size-complex="10pt" style:font-weight-complex="normal"/>
    </style:style>
    <style:style style:name="P6" style:family="paragraph" style:parent-style-name="Title_20_and_20_body_7e_LT_7e_Gliederung_20_1">
      <style:paragraph-properties fo:margin-left="0cm" fo:margin-right="0cm" fo:margin-top="0.212cm" fo:margin-bottom="0.353cm" style:contextual-spacing="false" fo:line-height="115%" fo:text-indent="0cm" style:auto-text-indent="false"/>
      <style:text-properties fo:color="#c9211e" loext:opacity="100%" fo:font-size="10pt" fo:font-weight="normal" style:font-size-asian="10pt" style:font-weight-asian="normal" style:font-size-complex="10pt" style:font-weight-complex="normal"/>
    </style:style>
    <style:style style:name="P7" style:family="paragraph" style:parent-style-name="Title_20_and_20_body_7e_LT_7e_Gliederung_20_1">
      <style:paragraph-properties fo:margin-left="0cm" fo:margin-right="0cm" fo:margin-top="0cm" fo:margin-bottom="0.141cm" style:contextual-spacing="false" style:line-height-at-least="0cm" fo:text-indent="0cm" style:auto-text-indent="false"/>
      <style:text-properties fo:color="#c9211e" loext:opacity="100%" fo:font-size="10pt" fo:font-weight="normal" style:font-size-asian="10pt" style:font-weight-asian="normal" style:font-size-complex="10pt" style:font-weight-complex="normal"/>
    </style:style>
    <style:style style:name="P8" style:family="paragraph" style:parent-style-name="Title_20_and_20_body_7e_LT_7e_Gliederung_20_2">
      <style:paragraph-properties fo:margin-left="0cm" fo:margin-right="0cm" fo:margin-top="0cm" fo:margin-bottom="0cm" style:contextual-spacing="false" fo:line-height="110%" fo:text-indent="0cm" style:auto-text-indent="false">
        <style:tab-stops>
          <style:tab-stop style:position="0cm"/>
        </style:tab-stops>
      </style:paragraph-properties>
      <style:text-properties fo:color="#c9211e" loext:opacity="100%" fo:font-size="10pt" fo:font-weight="normal" style:font-size-asian="10pt" style:font-weight-asian="normal" style:font-size-complex="10pt" style:font-weight-complex="normal"/>
    </style:style>
    <style:style style:name="P9" style:family="paragraph" style:parent-style-name="Title_20_and_20_body_7e_LT_7e_Gliederung_20_2">
      <style:paragraph-properties fo:margin-left="0cm" fo:margin-right="0cm" fo:margin-top="0cm" fo:margin-bottom="0cm" style:contextual-spacing="false" fo:line-height="115%" fo:text-indent="0cm" style:auto-text-indent="false"/>
      <style:text-properties fo:color="#c9211e" loext:opacity="100%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ítulo_20_e_20_conteúdo_7e_LT_7e_Gliederung_20_1">
      <style:paragraph-properties fo:margin-left="0cm" fo:margin-right="0cm" fo:margin-top="0.205cm" fo:margin-bottom="0cm" style:contextual-spacing="false" style:line-height-at-least="0cm" fo:text-align="justify" style:justify-single-word="false" fo:text-indent="0cm" style:auto-text-indent="false"/>
      <style:text-properties fo:color="#c9211e" loext:opacity="100%" fo:font-size="10pt" style:font-size-asian="10pt" style:font-size-complex="10pt"/>
    </style:style>
    <style:style style:name="P11" style:family="paragraph" style:parent-style-name="Título_20_e_20_conteúdo_7e_LT_7e_Gliederung_20_1">
      <style:paragraph-properties fo:margin-left="0cm" fo:margin-right="0cm" fo:margin-top="0cm" fo:margin-bottom="0cm" style:contextual-spacing="false" style:line-height-at-leas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c9211e" loext:opacity="100%" fo:font-size="10pt" style:font-size-asian="10pt" style:font-size-complex="10pt"/>
    </style:style>
    <style:style style:name="P12" style:family="paragraph" style:parent-style-name="Título_20_e_20_conteúdo_7e_LT_7e_Gliederung_20_1">
      <style:paragraph-properties fo:margin-left="0cm" fo:margin-right="0cm" fo:margin-top="0.169cm" fo:margin-bottom="0cm" style:contextual-spacing="false" style:line-height-at-leas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c9211e" loext:opacity="100%" fo:font-size="10pt" style:font-size-asian="10pt" style:font-size-complex="10pt"/>
    </style:style>
    <style:style style:name="P13" style:family="paragraph" style:parent-style-name="Título_20_e_20_conteúdo_7e_LT_7e_Gliederung_20_3">
      <style:paragraph-properties fo:margin-left="0cm" fo:margin-right="0cm" fo:margin-top="0.169cm" fo:margin-bottom="0cm" style:contextual-spacing="false" style:line-height-at-leas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c9211e" loext:opacity="100%" fo:font-size="10pt" style:font-size-asian="10pt" style:font-size-complex="10pt"/>
    </style:style>
    <style:style style:name="P14" style:family="paragraph" style:parent-style-name="Título_20_e_20_conteúdo_7e_LT_7e_Gliederung_20_3">
      <style:paragraph-properties fo:margin-left="0cm" fo:margin-right="0cm" fo:margin-top="0.169cm" fo:margin-bottom="0.353cm" style:contextual-spacing="false" style:line-height-at-leas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c9211e" loext:opacity="100%" fo:font-size="10pt" style:font-size-asian="10pt" style:font-size-complex="10pt"/>
    </style:style>
    <style:style style:name="P15" style:family="paragraph" style:parent-style-name="Heading_20_1" style:master-page-name="Standard">
      <style:paragraph-properties fo:text-align="center" style:justify-single-word="false" style:page-number="1" fo:break-before="auto" fo:break-after="auto"/>
      <style:text-properties fo:font-size="13pt" fo:font-weight="bold" style:font-size-asian="13pt" style:font-weight-asian="bold" style:font-size-complex="13pt"/>
    </style:style>
    <style:style style:name="P16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/>
    </style:style>
    <style:style style:name="P1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7eaf0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9211e" loext:opacity="100%" officeooo:rsid="00282110" officeooo:paragraph-rsid="00282110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9211e" loext:opacity="100%" officeooo:paragraph-rsid="0027eaf0"/>
    </style:style>
    <style:style style:name="P2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c9211e" loext:opacity="100%" officeooo:rsid="0028e377" officeooo:paragraph-rsid="0028e377"/>
    </style:style>
    <style:style style:name="T1" style:family="text">
      <style:text-properties fo:font-variant="normal" fo:text-transform="none" fo:color="#3c4043" loext:opacity="100%" style:font-name="Roboto2" fo:font-size="10.5pt" fo:letter-spacing="normal" fo:font-style="normal" fo:font-weight="normal"/>
    </style:style>
    <style:style style:name="T2" style:family="text">
      <style:text-properties fo:font-weight="bold"/>
    </style:style>
    <style:style style:name="T3" style:family="text">
      <style:text-properties fo:color="#434343" loext:opacity="100%" style:font-name="Helvetica Neue" fo:font-size="18pt" fo:font-weight="bold" style:font-size-asian="18pt"/>
    </style:style>
    <style:style style:name="T4" style:family="text">
      <style:text-properties fo:color="#434343" loext:opacity="100%" style:font-name="Helvetica Neue" fo:font-size="18pt" style:font-size-asian="18pt"/>
    </style:style>
    <style:style style:name="T5" style:family="text">
      <style:text-properties style:font-name="Helvetica Neue" fo:font-size="18pt" fo:font-weight="bold" style:font-size-asian="18pt"/>
    </style:style>
    <style:style style:name="T6" style:family="text">
      <style:text-properties style:font-name="Helvetica Neue" fo:font-size="18pt" style:font-size-asian="18pt"/>
    </style:style>
    <style:style style:name="T7" style:family="text">
      <style:text-properties style:font-name="Helvetica Neue" fo:font-weight="bold" style:font-weight-asian="bold"/>
    </style:style>
    <style:style style:name="T8" style:family="text">
      <style:text-properties style:font-name="Helvetica Neue" fo:font-weight="bold" style:font-weight-asian="bold"/>
    </style:style>
    <style:style style:name="T9" style:family="text">
      <style:text-properties style:font-name="Helvetica Neue" fo:font-weight="bold"/>
    </style:style>
    <style:style style:name="T10" style:family="text">
      <style:text-properties style:font-name="Helvetica Neue" fo:font-weight="bold"/>
    </style:style>
    <style:style style:name="T11" style:family="text">
      <style:text-properties style:font-name="Helvetica Neue"/>
    </style:style>
    <style:style style:name="T12" style:family="text">
      <style:text-properties style:font-name="Helvetica Neue"/>
    </style:style>
    <style:style style:name="T13" style:family="text">
      <style:text-properties style:font-name="Helvetica Neue" fo:font-size="20pt" fo:font-weight="bold" style:font-size-asian="20pt"/>
    </style:style>
    <style:style style:name="T14" style:family="text">
      <style:text-properties style:font-name="Helvetica Neue" fo:font-size="20pt" fo:font-weight="bold" style:font-size-asian="20pt" style:font-weight-asian="bold"/>
    </style:style>
    <style:style style:name="T15" style:family="text">
      <style:text-properties style:font-name="Helvetica Neue" fo:font-size="20pt" style:font-size-asian="20pt"/>
    </style:style>
    <style:style style:name="T16" style:family="text">
      <style:text-properties style:font-name="Helvetica Neue"/>
    </style:style>
    <style:style style:name="T17" style:family="text">
      <style:text-properties style:font-name="Helvetica Neue" fo:font-style="italic" style:font-style-asian="italic"/>
    </style:style>
    <style:style style:name="T18" style:family="text">
      <style:text-properties officeooo:rsid="0028e377"/>
    </style:style>
    <style:style style:name="T19" style:family="text">
      <style:text-properties fo:color="#696464" loext:opacity="100%" style:font-name="Helvetica Neue" fo:font-size="20pt" style:font-size-asian="20pt"/>
    </style:style>
    <style:style style:name="T20" style:family="text">
      <style:text-properties fo:color="#696464" loext:opacity="100%" style:font-name="Helvetica Neue" fo:font-size="20pt" fo:font-weight="bold" style:font-size-asian="20pt"/>
    </style:style>
    <style:style style:name="T21" style:family="text">
      <style:text-properties fo:color="#696464" loext:opacity="100%" style:font-name="Helvetica Neue" fo:font-size="20pt" fo:font-weight="bold" style:font-size-asian="20pt" style:font-weight-asian="bold"/>
    </style:style>
    <style:style style:name="T22" style:family="text">
      <style:text-properties fo:color="#696464" loext:opacity="100%" style:font-name="Helvetica Neue" fo:font-size="20pt" fo:font-style="italic" style:font-size-asian="20pt" style:font-style-asian="italic"/>
    </style:style>
    <style:style style:name="T23" style:family="text">
      <style:text-properties fo:color="#696464" loext:opacity="100%" style:font-name="Helvetica Neue" fo:font-weight="bold"/>
    </style:style>
    <style:style style:name="T24" style:family="text">
      <style:text-properties fo:color="#696464" loext:opacity="100%" style:font-name="Helvetica Neue"/>
    </style:style>
    <style:style style:name="T25" style:family="text">
      <style:text-properties fo:color="#696464" loext:opacity="100%" style:font-name="Helvetica Neue" fo:font-style="italic" style:font-style-asian="italic"/>
    </style:style>
    <style:style style:name="T26" style:family="text">
      <style:text-properties style:font-name="Perpetua"/>
    </style:style>
    <style:style style:name="T27" style:family="text">
      <style:text-properties style:font-name="Perpetua" fo:font-size="22pt" style:font-size-asian="22pt"/>
    </style:style>
    <style:style style:name="T28" style:family="text">
      <style:text-properties style:font-name="Perpetua" fo:font-size="22pt" fo:font-weight="bold" style:font-size-asian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ista de Exercícios de SDN</text:p>
      <text:p text:style-name="P16"/>
      <text:p text:style-name="P1"/>
      <text:p text:style-name="P17"><text:span text:style-name="T1">1. De acordo com o documento utilizado para o estudo de SDN, qual a diferença entre Encaminhamento X Roteamento?</text:span> <text:span text:style-name="T2">(slide 10)</text:span></text:p>
      <text:p text:style-name="P17"><text:span text:style-name="T2"/></text:p>
      <text:p text:style-name="P10"><text:span text:style-name="T7">Encaminhamento: </text:span><text:span text:style-name="T11">selecionar um porto de saída baseado no endereço de <text:s/>destino e na tabela de rotas</text:span></text:p>
      <text:p text:style-name="P10"><text:span text:style-name="T7">Roteamento: </text:span><text:span text:style-name="T11">processo de construção da tabela de rotas</text:span></text:p>
      <text:p text:style-name="P17"><text:span text:style-name="T2"/></text:p>
      <text:p text:style-name="P17"><text:span text:style-name="T2"/></text:p>
      <text:p text:style-name="P17"><text:span text:style-name="T1">2. Qual a diferença entre plano de dados e plano de controle? </text:span><text:span text:style-name="T2">(slide 11)</text:span></text:p>
      <text:p text:style-name="P17"><text:span text:style-name="T2"/></text:p>
      <text:p text:style-name="P11"><text:span text:style-name="T7">Plano de dados</text:span><text:span text:style-name="T11">: o caminho de cada pacote</text:span></text:p>
      <text:p text:style-name="P13"><text:span text:style-name="T11">pacote chega</text:span></text:p>
      <text:p text:style-name="P13"><text:span text:style-name="T11">tabela de encaminhamento é consultada – e atualizada</text:span></text:p>
      <text:p text:style-name="P14"><text:span text:style-name="T11">pacote sai</text:span></text:p>
      <text:p text:style-name="P12"><text:span text:style-name="T7">Plano de controle</text:span><text:span text:style-name="T11">: tudo que acontece </text:span>“<text:span text:style-name="T11">por trás</text:span>”</text:p>
      <text:p text:style-name="P13"><text:span text:style-name="T11">atualizações da tabela de encaminhamento</text:span></text:p>
      <text:p text:style-name="P13"><text:span text:style-name="T11">manutenção de estatísticas</text:span></text:p>
      <text:p text:style-name="P17"><text:span text:style-name="T2"/></text:p>
      <text:p text:style-name="P17"><text:span text:style-name="T1">3. Qual a barreira imposta pelos equipamentos de roteamento/encaminhamento de pacotes existentes na arquitetura convencional? (Dica: falar sobre a dificuldade de implementar novas funcionalidades). </text:span><text:span text:style-name="T2">(slides 14/15)</text:span></text:p>
      <text:p text:style-name="P17"><text:span text:style-name="T2"/></text:p>
      <text:p text:style-name="P18"><text:span text:style-name="T2">Devido à sua estrutura “ossificada”, a implantação de novas funcionalidades fica restrita aos interesses do fornecedor/fabricante.</text:span></text:p>
      <text:p text:style-name="P17"><text:span text:style-name="T2"/></text:p>
      <text:p text:style-name="P17"><text:span text:style-name="T1">4. O que é OpenFlow? </text:span><text:span text:style-name="T2">(slide 17)</text:span></text:p>
      <text:p text:style-name="P17"><text:span text:style-name="T2"/></text:p>
      <text:p text:style-name="P19">É <text:span text:style-name="T18">um protocolo de comunicação de redes de computadores o qual</text:span> permite que os switches e roteadores da rede sejam programados de maneira centralizada por um controlador, promovendo maior flexibilidade e controle sobre o comportamento da rede.</text:p>
      <text:p text:style-name="P17"><text:span text:style-name="T2"/></text:p>
      <text:p text:style-name="P17"><text:span text:style-name="T1">5. Como funciona um SWITCH que trabalha na arquitetura definida pelo OpenFlow? </text:span><text:span text:style-name="T2">(slide 18)</text:span></text:p>
      <text:p text:style-name="P17"><text:span text:style-name="T2"/></text:p>
      <text:p text:style-name="P20"><text:span text:style-name="T2">Funciona cumprindo instruções básicas de encaminhamento de pacotes, direcionando ao controlador todas as outras ocorrências não previstas.</text:span></text:p>
      <text:p text:style-name="P17"><text:span text:style-name="T2"/></text:p>
      <text:p text:style-name="P17"><text:span text:style-name="T1">6. O que o OpenFlow define? </text:span><text:span text:style-name="T2">(slides 19/20)</text:span></text:p>
      <text:p text:style-name="P3"><text:soft-page-break/><text:span text:style-name="T11">O padrão OpenFlow define:</text:span></text:p>
      <text:p text:style-name="P8"><text:span text:style-name="T11">Protocolo de comunicação entre controlador e switch (TCP/TLS)</text:span></text:p>
      <text:p text:style-name="P8"><text:span text:style-name="T11">Formato das entradas da tabela de encaminhamento</text:span></text:p>
      <text:p text:style-name="P17"><text:span text:style-name="T2"/></text:p>
      <text:p text:style-name="P17"><text:span text:style-name="T2"/></text:p>
      <text:p text:style-name="P17"><text:span text:style-name="T1">7. Quais as partes existentes nas tabelas de encaminhamento na estruturação do OpenFlow? </text:span><text:span text:style-name="T2">(slides 21/22)</text:span></text:p>
      <text:p text:style-name="P17"><text:span text:style-name="T2"/></text:p>
      <text:p text:style-name="P2"><text:span text:style-name="T9">Entradas na tabela de encaminhamento possuem </text:span><text:span text:style-name="T7">três</text:span><text:span text:style-name="T11"> partes:</text:span></text:p>
      <text:p text:style-name="P2"><text:span text:style-name="T7">Regras</text:span><text:span text:style-name="T11">: padrões para identificar fluxos</text:span></text:p>
      <text:p text:style-name="P2"><text:span text:style-name="T7">Ações</text:span><text:span text:style-name="T11">: o que fazer para cada pacote do fluxo</text:span></text:p>
      <text:p text:style-name="P2"><text:span text:style-name="T7">Estatísticas</text:span><text:span text:style-name="T11">: contadores de bytes e pacotes do fluxo</text:span></text:p>
      <text:p text:style-name="P17"><text:span text:style-name="T2"/></text:p>
      <text:p text:style-name="P17"><text:span text:style-name="T1">8. Qual a proposta da SDN? </text:span><text:span text:style-name="T2">(slide 28)</text:span></text:p>
      <text:p text:style-name="P17"><text:span text:style-name="T2"/></text:p>
      <text:p text:style-name="P4"><text:span text:style-name="T26">Retirar do comutador (switch/roteador) a lógica do plano de controle</text:span></text:p>
      <text:p text:style-name="P4"><text:span text:style-name="T26">Transferir essa funcionalidade para um controlador da rede</text:span></text:p>
      <text:p text:style-name="P4"><text:span text:style-name="T26">Controlador pode executar programas que comandam funções</text:span></text:p>
      <text:p text:style-name="P9"><text:span text:style-name="T26">O controlador atua como um Sistema Operacional da rede</text:span></text:p>
      <text:p text:style-name="P9"><text:span text:style-name="T26">Os programas são as aplicações que executam na rede</text:span></text:p>
      <text:p text:style-name="P4"><text:span text:style-name="T26">O controlador programa as tabelas de encaminhamento</text:span></text:p>
      <text:p text:style-name="P4"><text:span text:style-name="T26">Comutadores consultam o controlador para casos indefinidos</text:span></text:p>
      <text:p text:style-name="P17"><text:span text:style-name="T2"/></text:p>
      <text:p text:style-name="P17"><text:span text:style-name="T1">9. Qual a função do controlador na SDN? </text:span><text:span text:style-name="T2">(slide 33)</text:span></text:p>
      <text:p text:style-name="P17"><text:span text:style-name="T2"/></text:p>
      <text:p text:style-name="P5"><text:span text:style-name="T11">É responsável por tomar decisões e adicionar ou remover as entradas nas tabelas de fluxo</text:span></text:p>
      <text:p text:style-name="P5"><text:span text:style-name="T11">Torna-se o ponto estratégico de controle </text:span></text:p>
      <text:p text:style-name="P5"><text:span text:style-name="T11">Centraliza logicamente a inteligência do sistema</text:span></text:p>
      <text:p text:style-name="P6"><text:span text:style-name="T11">Cria uma visão única e global dos elementos da rede</text:span></text:p>
      <text:p text:style-name="P6"><text:span text:style-name="T11">Gerencia a rede diretamente</text:span></text:p>
      <text:p text:style-name="P17"><text:span text:style-name="T2"/></text:p>
      <text:p text:style-name="P17"><text:span text:style-name="T1">10. Cite 3 cenários de aplicação da SDN. </text:span><text:span text:style-name="T2">(slide 36)</text:span></text:p>
      <text:p text:style-name="P17"><text:span text:style-name="T2"/></text:p>
      <text:p text:style-name="P7"><text:span text:style-name="T11">Controle de acesso, segurança</text:span></text:p>
      <text:p text:style-name="P7"><text:span text:style-name="T11">Gerência de redes </text:span></text:p>
      <text:p text:style-name="P7"><text:span text:style-name="T11">Redes domiciliares</text:span></text:p>
      <text:p text:style-name="P7"><text:span text:style-name="T11">Gerência de energia</text:span></text:p>
      <text:p text:style-name="P7"><text:span text:style-name="T11">Comutador virtual distribuído</text:span></text:p>
      <text:p text:style-name="P7"><text:span text:style-name="T11">Roteador expansível (</text:span><text:span text:style-name="T17">scale-out</text:span><text:span text:style-name="T11">)</text:span></text:p>
      <text:p text:style-name="P7"><text:soft-page-break/><text:span text:style-name="T11">Datacenters multi-usuários</text:span></text:p>
      <text:p text:style-name="P7"><text:span text:style-name="T11">Serviços customizados</text:span></text:p>
      <text:p text:style-name="P7"><text:span text:style-name="T11">Outras aplicações aplicadas a POP’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1" svg:font-family="'Noto Sans'" style:font-family-generic="system" style:font-pitch="variable"/>
    <style:font-face style:name="Perpetua" svg:font-family="Perpetua" style:font-family-generic="roman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  <style:font-face style:name="Roboto2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Estilo_20_padrão_20_de_20_desenho" style:display-name="Estilo padrão de desenh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Estilo_20_padrão_20_de_20_desenho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Estilo_20_padrão_20_de_20_desenho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ítulo_20_do_20_documento_20_A4" style:display-name="Título do documento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Título_20_A4" style:display-name="Título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o_20_A4" style:display-name="Texto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ítulo_20_do_20_documento_20_A0" style:display-name="Título do documento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Título_20_A0" style:display-name="Título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o_20_A0" style:display-name="Texto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Formas" style:family="paragraph" style:parent-style-name="Figur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gure" style:family="paragraph" style:parent-style-name="Caption" style:class="extra"/>
    <style:style style:name="Preenchid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zul" style:display-name="Preenchido azul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" style:family="paragraph" style:parent-style-name="Forma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zul" style:display-name="Contorno azul" style:family="paragraph" style:parent-style-name="Contorno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has" style:family="paragraph" style:parent-style-name="Figure">
      <style:text-properties style:font-name="Liberation Sans" fo:font-family="'Liberation Sans'" style:font-family-generic="roman" style:font-pitch="variable" fo:font-size="18pt" style:font-size-asian="18pt"/>
    </style:style>
    <style:style style:name="Linhas_20_com_20_setas" style:display-name="Linhas com set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Linhas_20_tracejadas" style:display-name="Linhas tracejadas" style:family="paragraph" style:parent-style-name="Linhas">
      <style:text-properties style:font-name="Liberation Sans" fo:font-family="'Liberation Sans'" style:font-family-generic="roman" style:font-pitch="variable" fo:font-size="18pt" style:font-size-asian="18pt"/>
    </style:style>
    <style:style style:name="Slide_20_de_20_título_7e_LT_7e_Gliederung_20_1" style:display-name="Slide de título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Slide_20_de_20_título_7e_LT_7e_Gliederung_20_2" style:display-name="Slide de título~LT~Gliederung 2" style:family="paragraph" style:parent-style-name="Slide_20_de_20_título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3" style:display-name="Slide de título~LT~Gliederung 3" style:family="paragraph" style:parent-style-name="Slide_20_de_20_título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4" style:display-name="Slide de título~LT~Gliederung 4" style:family="paragraph" style:parent-style-name="Slide_20_de_20_título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5" style:display-name="Slide de título~LT~Gliederung 5" style:family="paragraph" style:parent-style-name="Slide_20_de_20_título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6" style:display-name="Slide de título~LT~Gliederung 6" style:family="paragraph" style:parent-style-name="Slide_20_de_20_título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7" style:display-name="Slide de título~LT~Gliederung 7" style:family="paragraph" style:parent-style-name="Slide_20_de_20_título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8" style:display-name="Slide de título~LT~Gliederung 8" style:family="paragraph" style:parent-style-name="Slide_20_de_20_título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Gliederung_20_9" style:display-name="Slide de título~LT~Gliederung 9" style:family="paragraph" style:parent-style-name="Slide_20_de_20_título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ide_20_de_20_título_7e_LT_7e_Titel" style:display-name="Slide de título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Slide_20_de_20_título_7e_LT_7e_Untertitel" style:display-name="Slide de títul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Slide_20_de_20_título_7e_LT_7e_Notizen" style:display-name="Slide de títul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Slide_20_de_20_título_7e_LT_7e_Hintergrundobjekte" style:display-name="Slide d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Slide_20_de_20_título_7e_LT_7e_Hintergrund" style:display-name="Slide d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Helvetica Neue1" style:font-family-complex="'Helvetica Neue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Plano_20_de_20_fundo" style:display-name="Plano de fundo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Nota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ópicos_20_1" style:display-name="Tópicos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3" style:display-name="Tópicos 3" style:family="paragraph" style:parent-style-name="Tópicos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4" style:display-name="Tópicos 4" style:family="paragraph" style:parent-style-name="Tópicos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5" style:display-name="Tópicos 5" style:family="paragraph" style:parent-style-name="Tópicos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l_7e_LT_7e_Gliederung_20_1" style:display-name="Título e texto vertical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texto_20_vertical_7e_LT_7e_Gliederung_20_2" style:display-name="Título e texto vertical~LT~Gliederung 2" style:family="paragraph" style:parent-style-name="Título_20_e_20_texto_20_vertical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l_7e_LT_7e_Gliederung_20_3" style:display-name="Título e texto vertical~LT~Gliederung 3" style:family="paragraph" style:parent-style-name="Título_20_e_20_texto_20_vertical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l_7e_LT_7e_Gliederung_20_4" style:display-name="Título e texto vertical~LT~Gliederung 4" style:family="paragraph" style:parent-style-name="Título_20_e_20_texto_20_vertical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l_7e_LT_7e_Gliederung_20_5" style:display-name="Título e texto vertical~LT~Gliederung 5" style:family="paragraph" style:parent-style-name="Título_20_e_20_texto_20_vertical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l_7e_LT_7e_Gliederung_20_6" style:display-name="Título e texto vertical~LT~Gliederung 6" style:family="paragraph" style:parent-style-name="Título_20_e_20_texto_20_vertical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l_7e_LT_7e_Gliederung_20_7" style:display-name="Título e texto vertical~LT~Gliederung 7" style:family="paragraph" style:parent-style-name="Título_20_e_20_texto_20_vertical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l_7e_LT_7e_Gliederung_20_8" style:display-name="Título e texto vertical~LT~Gliederung 8" style:family="paragraph" style:parent-style-name="Título_20_e_20_texto_20_vertical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l_7e_LT_7e_Gliederung_20_9" style:display-name="Título e texto vertical~LT~Gliederung 9" style:family="paragraph" style:parent-style-name="Título_20_e_20_texto_20_vertical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l_7e_LT_7e_Titel" style:display-name="Título e texto vertical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texto_20_vertical_7e_LT_7e_Untertitel" style:display-name="Título e texto vertical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texto_20_vertical_7e_LT_7e_Notizen" style:display-name="Título e texto vertical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texto_20_vertical_7e_LT_7e_Hintergrundobjekte" style:display-name="Título e texto vertical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Título_20_e_20_texto_20_vertical_7e_LT_7e_Hintergrund" style:display-name="Título e texto vertical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Título_20_e_20_texto_20_verticais_7e_LT_7e_Gliederung_20_1" style:display-name="Título e texto verticais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texto_20_verticais_7e_LT_7e_Gliederung_20_2" style:display-name="Título e texto verticais~LT~Gliederung 2" style:family="paragraph" style:parent-style-name="Título_20_e_20_texto_20_verticais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is_7e_LT_7e_Gliederung_20_3" style:display-name="Título e texto verticais~LT~Gliederung 3" style:family="paragraph" style:parent-style-name="Título_20_e_20_texto_20_verticais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is_7e_LT_7e_Gliederung_20_4" style:display-name="Título e texto verticais~LT~Gliederung 4" style:family="paragraph" style:parent-style-name="Título_20_e_20_texto_20_verticais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is_7e_LT_7e_Gliederung_20_5" style:display-name="Título e texto verticais~LT~Gliederung 5" style:family="paragraph" style:parent-style-name="Título_20_e_20_texto_20_verticais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is_7e_LT_7e_Gliederung_20_6" style:display-name="Título e texto verticais~LT~Gliederung 6" style:family="paragraph" style:parent-style-name="Título_20_e_20_texto_20_verticais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is_7e_LT_7e_Gliederung_20_7" style:display-name="Título e texto verticais~LT~Gliederung 7" style:family="paragraph" style:parent-style-name="Título_20_e_20_texto_20_verticais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is_7e_LT_7e_Gliederung_20_8" style:display-name="Título e texto verticais~LT~Gliederung 8" style:family="paragraph" style:parent-style-name="Título_20_e_20_texto_20_verticais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is_7e_LT_7e_Gliederung_20_9" style:display-name="Título e texto verticais~LT~Gliederung 9" style:family="paragraph" style:parent-style-name="Título_20_e_20_texto_20_verticais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texto_20_verticais_7e_LT_7e_Titel" style:display-name="Título e texto verticais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texto_20_verticais_7e_LT_7e_Untertitel" style:display-name="Título e texto verticai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texto_20_verticais_7e_LT_7e_Notizen" style:display-name="Título e texto verticais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texto_20_verticais_7e_LT_7e_Hintergrundobjekte" style:display-name="Título e texto verticai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Título_20_e_20_texto_20_verticais_7e_LT_7e_Hintergrund" style:display-name="Título e texto verticais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Title_20_and_20_body_7e_LT_7e_Gliederung_20_1" style:display-name="Title and body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itle_20_and_20_body_7e_LT_7e_Gliederung_20_2" style:display-name="Title and body~LT~Gliederung 2" style:family="paragraph" style:parent-style-name="Title_20_and_20_body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3" style:display-name="Title and body~LT~Gliederung 3" style:family="paragraph" style:parent-style-name="Title_20_and_20_body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4" style:display-name="Title and body~LT~Gliederung 4" style:family="paragraph" style:parent-style-name="Title_20_and_20_body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5" style:display-name="Title and body~LT~Gliederung 5" style:family="paragraph" style:parent-style-name="Title_20_and_20_body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6" style:display-name="Title and body~LT~Gliederung 6" style:family="paragraph" style:parent-style-name="Title_20_and_20_body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7" style:display-name="Title and body~LT~Gliederung 7" style:family="paragraph" style:parent-style-name="Title_20_and_20_body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8" style:display-name="Title and body~LT~Gliederung 8" style:family="paragraph" style:parent-style-name="Title_20_and_20_body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Gliederung_20_9" style:display-name="Title and body~LT~Gliederung 9" style:family="paragraph" style:parent-style-name="Title_20_and_20_body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body_7e_LT_7e_Titel" style:display-name="Title and body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itle_20_and_20_body_7e_LT_7e_Untertitel" style:display-name="Title and bod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itle_20_and_20_body_7e_LT_7e_Notizen" style:display-name="Title and bod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itle_20_and_20_body_7e_LT_7e_Hintergrundobjekte" style:display-name="Title and body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Title_20_and_20_body_7e_LT_7e_Hintergrund" style:display-name="Title and body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Title_20_and_20_two_20_columns_7e_LT_7e_Gliederung_20_1" style:display-name="Title and two columns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itle_20_and_20_two_20_columns_7e_LT_7e_Gliederung_20_2" style:display-name="Title and two columns~LT~Gliederung 2" style:family="paragraph" style:parent-style-name="Title_20_and_20_two_20_columns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3" style:display-name="Title and two columns~LT~Gliederung 3" style:family="paragraph" style:parent-style-name="Title_20_and_20_two_20_columns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4" style:display-name="Title and two columns~LT~Gliederung 4" style:family="paragraph" style:parent-style-name="Title_20_and_20_two_20_columns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5" style:display-name="Title and two columns~LT~Gliederung 5" style:family="paragraph" style:parent-style-name="Title_20_and_20_two_20_columns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6" style:display-name="Title and two columns~LT~Gliederung 6" style:family="paragraph" style:parent-style-name="Title_20_and_20_two_20_columns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7" style:display-name="Title and two columns~LT~Gliederung 7" style:family="paragraph" style:parent-style-name="Title_20_and_20_two_20_columns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8" style:display-name="Title and two columns~LT~Gliederung 8" style:family="paragraph" style:parent-style-name="Title_20_and_20_two_20_columns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Gliederung_20_9" style:display-name="Title and two columns~LT~Gliederung 9" style:family="paragraph" style:parent-style-name="Title_20_and_20_two_20_columns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two_20_columns_7e_LT_7e_Titel" style:display-name="Title and two columns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itle_20_and_20_two_20_columns_7e_LT_7e_Untertitel" style:display-name="Title and two column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itle_20_and_20_two_20_columns_7e_LT_7e_Notizen" style:display-name="Title and two columns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itle_20_and_20_two_20_columns_7e_LT_7e_Hintergrundobjekte" style:display-name="Title and two column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Title_20_and_20_two_20_columns_7e_LT_7e_Hintergrund" style:display-name="Title and two columns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Patrocinio_7e_LT_7e_Gliederung_20_1" style:display-name="Patrocinio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Patrocinio_7e_LT_7e_Gliederung_20_2" style:display-name="Patrocinio~LT~Gliederung 2" style:family="paragraph" style:parent-style-name="Patrocinio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trocinio_7e_LT_7e_Gliederung_20_3" style:display-name="Patrocinio~LT~Gliederung 3" style:family="paragraph" style:parent-style-name="Patrocinio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trocinio_7e_LT_7e_Gliederung_20_4" style:display-name="Patrocinio~LT~Gliederung 4" style:family="paragraph" style:parent-style-name="Patrocinio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trocinio_7e_LT_7e_Gliederung_20_5" style:display-name="Patrocinio~LT~Gliederung 5" style:family="paragraph" style:parent-style-name="Patrocinio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trocinio_7e_LT_7e_Gliederung_20_6" style:display-name="Patrocinio~LT~Gliederung 6" style:family="paragraph" style:parent-style-name="Patrocinio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trocinio_7e_LT_7e_Gliederung_20_7" style:display-name="Patrocinio~LT~Gliederung 7" style:family="paragraph" style:parent-style-name="Patrocinio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trocinio_7e_LT_7e_Gliederung_20_8" style:display-name="Patrocinio~LT~Gliederung 8" style:family="paragraph" style:parent-style-name="Patrocinio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trocinio_7e_LT_7e_Gliederung_20_9" style:display-name="Patrocinio~LT~Gliederung 9" style:family="paragraph" style:parent-style-name="Patrocinio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trocinio_7e_LT_7e_Titel" style:display-name="Patrocinio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Patrocinio_7e_LT_7e_Untertitel" style:display-name="Patrocini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Patrocinio_7e_LT_7e_Notizen" style:display-name="Patrocini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Patrocinio_7e_LT_7e_Hintergrundobjekte" style:display-name="Patrocini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Patrocinio_7e_LT_7e_Hintergrund" style:display-name="Patrocinio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Título_20_e_20_conteúdo_7e_LT_7e_Gliederung_20_1" style:display-name="Título e conteúdo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Cabeçalho_20_da_20_Seção_7e_LT_7e_Gliederung_20_1" style:display-name="Cabeçalho da Seção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abeçalho_20_da_20_Seção_7e_LT_7e_Gliederung_20_2" style:display-name="Cabeçalho da Seção~LT~Gliederung 2" style:family="paragraph" style:parent-style-name="Cabeçalho_20_da_20_Seção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3" style:display-name="Cabeçalho da Seção~LT~Gliederung 3" style:family="paragraph" style:parent-style-name="Cabeçalho_20_da_20_Seção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4" style:display-name="Cabeçalho da Seção~LT~Gliederung 4" style:family="paragraph" style:parent-style-name="Cabeçalho_20_da_20_Seção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5" style:display-name="Cabeçalho da Seção~LT~Gliederung 5" style:family="paragraph" style:parent-style-name="Cabeçalho_20_da_20_Seção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6" style:display-name="Cabeçalho da Seção~LT~Gliederung 6" style:family="paragraph" style:parent-style-name="Cabeçalho_20_da_20_Seção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7" style:display-name="Cabeçalho da Seção~LT~Gliederung 7" style:family="paragraph" style:parent-style-name="Cabeçalho_20_da_20_Seção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8" style:display-name="Cabeçalho da Seção~LT~Gliederung 8" style:family="paragraph" style:parent-style-name="Cabeçalho_20_da_20_Seção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Gliederung_20_9" style:display-name="Cabeçalho da Seção~LT~Gliederung 9" style:family="paragraph" style:parent-style-name="Cabeçalho_20_da_20_Seção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abeçalho_20_da_20_Seção_7e_LT_7e_Titel" style:display-name="Cabeçalho da Seção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abeçalho_20_da_20_Seção_7e_LT_7e_Untertitel" style:display-name="Cabeçalho da Seçã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abeçalho_20_da_20_Seção_7e_LT_7e_Notizen" style:display-name="Cabeçalho da Seçã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abeçalho_20_da_20_Seção_7e_LT_7e_Hintergrundobjekte" style:display-name="Cabeçalho da Seçã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Cabeçalho_20_da_20_Seção_7e_LT_7e_Hintergrund" style:display-name="Cabeçalho da Seção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Duas_20_Partes_20_de_20_Conteúdo_7e_LT_7e_Gliederung_20_1" style:display-name="Duas Partes de Conteúdo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Duas_20_Partes_20_de_20_Conteúdo_7e_LT_7e_Gliederung_20_2" style:display-name="Duas Partes de Conteúdo~LT~Gliederung 2" style:family="paragraph" style:parent-style-name="Duas_20_Partes_20_de_20_Conteúdo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3" style:display-name="Duas Partes de Conteúdo~LT~Gliederung 3" style:family="paragraph" style:parent-style-name="Duas_20_Partes_20_de_20_Conteúdo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4" style:display-name="Duas Partes de Conteúdo~LT~Gliederung 4" style:family="paragraph" style:parent-style-name="Duas_20_Partes_20_de_20_Conteúdo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5" style:display-name="Duas Partes de Conteúdo~LT~Gliederung 5" style:family="paragraph" style:parent-style-name="Duas_20_Partes_20_de_20_Conteúdo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6" style:display-name="Duas Partes de Conteúdo~LT~Gliederung 6" style:family="paragraph" style:parent-style-name="Duas_20_Partes_20_de_20_Conteúdo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7" style:display-name="Duas Partes de Conteúdo~LT~Gliederung 7" style:family="paragraph" style:parent-style-name="Duas_20_Partes_20_de_20_Conteúdo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8" style:display-name="Duas Partes de Conteúdo~LT~Gliederung 8" style:family="paragraph" style:parent-style-name="Duas_20_Partes_20_de_20_Conteúdo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Gliederung_20_9" style:display-name="Duas Partes de Conteúdo~LT~Gliederung 9" style:family="paragraph" style:parent-style-name="Duas_20_Partes_20_de_20_Conteúdo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uas_20_Partes_20_de_20_Conteúdo_7e_LT_7e_Titel" style:display-name="Duas Partes de Conteúdo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Duas_20_Partes_20_de_20_Conteúdo_7e_LT_7e_Untertitel" style:display-name="Duas Partes de Conteúd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Duas_20_Partes_20_de_20_Conteúdo_7e_LT_7e_Notizen" style:display-name="Duas Partes de Conteúd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Duas_20_Partes_20_de_20_Conteúdo_7e_LT_7e_Hintergrundobjekte" style:display-name="Duas Partes de Conteúd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Duas_20_Partes_20_de_20_Conteúdo_7e_LT_7e_Hintergrund" style:display-name="Duas Partes de Conteúdo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Comparação_7e_LT_7e_Gliederung_20_1" style:display-name="Comparação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omparação_7e_LT_7e_Gliederung_20_2" style:display-name="Comparação~LT~Gliederung 2" style:family="paragraph" style:parent-style-name="Comparação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ção_7e_LT_7e_Gliederung_20_3" style:display-name="Comparação~LT~Gliederung 3" style:family="paragraph" style:parent-style-name="Comparação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ção_7e_LT_7e_Gliederung_20_4" style:display-name="Comparação~LT~Gliederung 4" style:family="paragraph" style:parent-style-name="Comparação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ção_7e_LT_7e_Gliederung_20_5" style:display-name="Comparação~LT~Gliederung 5" style:family="paragraph" style:parent-style-name="Comparação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ção_7e_LT_7e_Gliederung_20_6" style:display-name="Comparação~LT~Gliederung 6" style:family="paragraph" style:parent-style-name="Comparação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ção_7e_LT_7e_Gliederung_20_7" style:display-name="Comparação~LT~Gliederung 7" style:family="paragraph" style:parent-style-name="Comparação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ção_7e_LT_7e_Gliederung_20_8" style:display-name="Comparação~LT~Gliederung 8" style:family="paragraph" style:parent-style-name="Comparação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ção_7e_LT_7e_Gliederung_20_9" style:display-name="Comparação~LT~Gliederung 9" style:family="paragraph" style:parent-style-name="Comparação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ção_7e_LT_7e_Titel" style:display-name="Comparação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omparação_7e_LT_7e_Untertitel" style:display-name="Comparaçã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omparação_7e_LT_7e_Notizen" style:display-name="Comparaçã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omparação_7e_LT_7e_Hintergrundobjekte" style:display-name="Comparaçã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Comparação_7e_LT_7e_Hintergrund" style:display-name="Comparação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Somente_20_título_7e_LT_7e_Gliederung_20_1" style:display-name="Somente título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Somente_20_título_7e_LT_7e_Gliederung_20_2" style:display-name="Somente título~LT~Gliederung 2" style:family="paragraph" style:parent-style-name="Somente_20_título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3" style:display-name="Somente título~LT~Gliederung 3" style:family="paragraph" style:parent-style-name="Somente_20_título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4" style:display-name="Somente título~LT~Gliederung 4" style:family="paragraph" style:parent-style-name="Somente_20_título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5" style:display-name="Somente título~LT~Gliederung 5" style:family="paragraph" style:parent-style-name="Somente_20_título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6" style:display-name="Somente título~LT~Gliederung 6" style:family="paragraph" style:parent-style-name="Somente_20_título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7" style:display-name="Somente título~LT~Gliederung 7" style:family="paragraph" style:parent-style-name="Somente_20_título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8" style:display-name="Somente título~LT~Gliederung 8" style:family="paragraph" style:parent-style-name="Somente_20_título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9" style:display-name="Somente título~LT~Gliederung 9" style:family="paragraph" style:parent-style-name="Somente_20_título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Titel" style:display-name="Somente título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Somente_20_título_7e_LT_7e_Untertitel" style:display-name="Somente títul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Somente_20_título_7e_LT_7e_Notizen" style:display-name="Somente títul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Somente_20_título_7e_LT_7e_Hintergrundobjekte" style:display-name="Somente títul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Somente_20_título_7e_LT_7e_Hintergrund" style:display-name="Somente título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Em_20_branco_7e_LT_7e_Gliederung_20_1" style:display-name="Em branco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Em_20_branco_7e_LT_7e_Gliederung_20_2" style:display-name="Em branco~LT~Gliederung 2" style:family="paragraph" style:parent-style-name="Em_20_branco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Gliederung_20_3" style:display-name="Em branco~LT~Gliederung 3" style:family="paragraph" style:parent-style-name="Em_20_branco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Gliederung_20_4" style:display-name="Em branco~LT~Gliederung 4" style:family="paragraph" style:parent-style-name="Em_20_branco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Gliederung_20_5" style:display-name="Em branco~LT~Gliederung 5" style:family="paragraph" style:parent-style-name="Em_20_branco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Gliederung_20_6" style:display-name="Em branco~LT~Gliederung 6" style:family="paragraph" style:parent-style-name="Em_20_branco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Gliederung_20_7" style:display-name="Em branco~LT~Gliederung 7" style:family="paragraph" style:parent-style-name="Em_20_branco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Gliederung_20_8" style:display-name="Em branco~LT~Gliederung 8" style:family="paragraph" style:parent-style-name="Em_20_branco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Gliederung_20_9" style:display-name="Em branco~LT~Gliederung 9" style:family="paragraph" style:parent-style-name="Em_20_branco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Titel" style:display-name="Em branco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Em_20_branco_7e_LT_7e_Untertitel" style:display-name="Em branc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Em_20_branco_7e_LT_7e_Notizen" style:display-name="Em branco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Em_20_branco_7e_LT_7e_Hintergrundobjekte" style:display-name="Em branco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Em_20_branco_7e_LT_7e_Hintergrund" style:display-name="Em branco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Conteúdo_20_com_20_Legenda_7e_LT_7e_Gliederung_20_1" style:display-name="Conteúdo com Legenda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onteúdo_20_com_20_Legenda_7e_LT_7e_Gliederung_20_2" style:display-name="Conteúdo com Legenda~LT~Gliederung 2" style:family="paragraph" style:parent-style-name="Conteúdo_20_com_20_Legenda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3" style:display-name="Conteúdo com Legenda~LT~Gliederung 3" style:family="paragraph" style:parent-style-name="Conteúdo_20_com_20_Legenda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4" style:display-name="Conteúdo com Legenda~LT~Gliederung 4" style:family="paragraph" style:parent-style-name="Conteúdo_20_com_20_Legenda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5" style:display-name="Conteúdo com Legenda~LT~Gliederung 5" style:family="paragraph" style:parent-style-name="Conteúdo_20_com_20_Legenda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6" style:display-name="Conteúdo com Legenda~LT~Gliederung 6" style:family="paragraph" style:parent-style-name="Conteúdo_20_com_20_Legenda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7" style:display-name="Conteúdo com Legenda~LT~Gliederung 7" style:family="paragraph" style:parent-style-name="Conteúdo_20_com_20_Legenda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8" style:display-name="Conteúdo com Legenda~LT~Gliederung 8" style:family="paragraph" style:parent-style-name="Conteúdo_20_com_20_Legenda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Gliederung_20_9" style:display-name="Conteúdo com Legenda~LT~Gliederung 9" style:family="paragraph" style:parent-style-name="Conteúdo_20_com_20_Legenda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údo_20_com_20_Legenda_7e_LT_7e_Titel" style:display-name="Conteúdo com Legenda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onteúdo_20_com_20_Legenda_7e_LT_7e_Untertitel" style:display-name="Conteúdo com Legenda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onteúdo_20_com_20_Legenda_7e_LT_7e_Notizen" style:display-name="Conteúdo com Legenda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Conteúdo_20_com_20_Legenda_7e_LT_7e_Hintergrundobjekte" style:display-name="Conteúdo com Legenda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Conteúdo_20_com_20_Legenda_7e_LT_7e_Hintergrund" style:display-name="Conteúdo com Legenda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Imagem_20_com_20_Legenda_7e_LT_7e_Gliederung_20_1" style:display-name="Imagem com Legenda~LT~Gliederung 1" style:family="paragraph">
      <style:paragraph-properties fo:margin-top="0.4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6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Imagem_20_com_20_Legenda_7e_LT_7e_Gliederung_20_2" style:display-name="Imagem com Legenda~LT~Gliederung 2" style:family="paragraph" style:parent-style-name="Imagem_20_com_20_Legenda_7e_LT_7e_Gliederung_20_1">
      <style:paragraph-properties fo:margin-top="0.4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m_20_com_20_Legenda_7e_LT_7e_Gliederung_20_3" style:display-name="Imagem com Legenda~LT~Gliederung 3" style:family="paragraph" style:parent-style-name="Imagem_20_com_20_Legenda_7e_LT_7e_Gliederung_20_2">
      <style:paragraph-properties fo:margin-top="0.3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m_20_com_20_Legenda_7e_LT_7e_Gliederung_20_4" style:display-name="Imagem com Legenda~LT~Gliederung 4" style:family="paragraph" style:parent-style-name="Imagem_20_com_20_Legenda_7e_LT_7e_Gliederung_20_3">
      <style:paragraph-properties fo:margin-top="0.199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m_20_com_20_Legenda_7e_LT_7e_Gliederung_20_5" style:display-name="Imagem com Legenda~LT~Gliederung 5" style:family="paragraph" style:parent-style-name="Imagem_20_com_20_Legenda_7e_LT_7e_Gliederung_20_4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m_20_com_20_Legenda_7e_LT_7e_Gliederung_20_6" style:display-name="Imagem com Legenda~LT~Gliederung 6" style:family="paragraph" style:parent-style-name="Imagem_20_com_20_Legenda_7e_LT_7e_Gliederung_20_5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m_20_com_20_Legenda_7e_LT_7e_Gliederung_20_7" style:display-name="Imagem com Legenda~LT~Gliederung 7" style:family="paragraph" style:parent-style-name="Imagem_20_com_20_Legenda_7e_LT_7e_Gliederung_20_6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m_20_com_20_Legenda_7e_LT_7e_Gliederung_20_8" style:display-name="Imagem com Legenda~LT~Gliederung 8" style:family="paragraph" style:parent-style-name="Imagem_20_com_20_Legenda_7e_LT_7e_Gliederung_20_7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m_20_com_20_Legenda_7e_LT_7e_Gliederung_20_9" style:display-name="Imagem com Legenda~LT~Gliederung 9" style:family="paragraph" style:parent-style-name="Imagem_20_com_20_Legenda_7e_LT_7e_Gliederung_20_8">
      <style:paragraph-properties fo:margin-top="0.101cm" fo:margin-bottom="0cm" style:contextual-spacing="false"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m_20_com_20_Legenda_7e_LT_7e_Titel" style:display-name="Imagem com Legenda~LT~Titel" style:family="paragraph">
      <style:paragraph-properties style:line-height-at-least="0cm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Imagem_20_com_20_Legenda_7e_LT_7e_Untertitel" style:display-name="Imagem com Legenda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Imagem_20_com_20_Legenda_7e_LT_7e_Notizen" style:display-name="Imagem com Legenda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Helvetica Neue1" style:font-family-complex="'Helvetica Neue'" style:font-family-generic-complex="system" style:font-pitch-complex="variable" style:font-size-complex="12pt" style:text-emphasize="none"/>
    </style:style>
    <style:style style:name="Imagem_20_com_20_Legenda_7e_LT_7e_Hintergrundobjekte" style:display-name="Imagem com Legenda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Imagem_20_com_20_Legenda_7e_LT_7e_Hintergrund" style:display-name="Imagem com Legenda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Helvetica Neue1" style:font-family-complex="'Helvetica Neue'" style:font-family-generic-complex="system" style:font-pitch-complex="variable" style:font-size-complex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24T20:39:51.297047794</dc:date>
    <meta:editing-duration>PT2H3M11S</meta:editing-duration>
    <meta:editing-cycles>13</meta:editing-cycles>
    <meta:document-statistic meta:table-count="0" meta:image-count="0" meta:object-count="0" meta:page-count="3" meta:paragraph-count="51" meta:word-count="441" meta:character-count="2925" meta:non-whitespace-character-count="2531"/>
  </office:meta>
</office:document-meta>
</file>